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3.9772in"/>
    </style:style>
    <style:style style:name="co9" style:family="table-column">
      <style:table-column-properties fo:break-before="auto" style:column-width="3.0799in"/>
    </style:style>
    <style:style style:name="co10" style:family="table-column">
      <style:table-column-properties fo:break-before="auto" style:column-width="4.0882in"/>
    </style:style>
    <style:style style:name="co11" style:family="table-column">
      <style:table-column-properties fo:break-before="auto" style:column-width="2.0256in"/>
    </style:style>
    <style:style style:name="co12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0000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6">
            <text:p>User (other)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User (other)</text:span> / Profile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User (other)</text:span> / Profile / Reference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User (other)</text:span> / Profile / Tagset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User Self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6">
            <text:p>User </text:p>
          </table:table-cell>
          <table:table-cell table:style-name="ce3"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User </text:span> / Profile</text:p>
          </table:table-cell>
          <table:table-cell table:style-name="ce3"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User </text:span> / Profile / References</text:p>
          </table:table-cell>
          <table:table-cell table:style-name="ce3"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3"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ub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6">
            <text:p><text:span text:style-name="T1">Hub (Private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<text:span text:style-name="T1">Hub (Private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rivate)  </text:span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rivate)  </text:span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rivate)  </text:span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rivate)  </text:span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</text:span> 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9">
            <text:p><text:span text:style-name="T1">Hub (Private)  </text:span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<text:span text:style-name="T1">Hub (Private)  </text:span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rivate)  </text:span>/ Templ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rivate)  </text:span>/ Templates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rivate)  </text:span>/ Templates / Lifecyc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rivate)  </text:span>/ Templates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rivate)  </text:span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HUB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6">
            <text:p><text:span text:style-name="T1">Hub (Public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ublic)  </text:span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ublic)  </text:span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ublic)  </text:span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ublic)  </text:span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</text:span> 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9">
            <text:p><text:span text:style-name="T1">Hub (Public)  </text:span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ublic)  </text:span>/ Templ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ublic)  </text:span>/ Templates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ublic)  </text:span>/ Templates / Lifecycle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ublic)  </text:span>/ Templates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Hub (Public)  </text:span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rganiza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6">
            <text:p>Organiz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Organization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Organization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Organization</text:span> / Profile / Tagse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Organization</text:span> / Verif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<text:span text:style-name="T1">Organization</text:span> 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</table:table>
      <table:table table:name="Grant-Revoke" table:style-name="ta1">
        <table:table-column table:style-name="co1" table:number-columns-repeated="3" table:default-cell-style-name="Default"/>
        <table:table-column table:style-name="co9" table:default-cell-style-name="ce4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entity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table:style-name="Default" office:value-type="string" calcext:value-type="string">
            <text:p>_GlobalAdminHubs_</text:p>
          </table:table-cell>
          <table:table-cell table:style-name="Default"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Hub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table table:name="Challenge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6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8">
            <text:p>Challenge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rivate) <text:s/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9">
            <text:p>Challenge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rivate) <text:s/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Challenge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6">
            <text:p>Challenge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ublic) <text:s/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ublic) <text:s/>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9">
            <text:p>Challenge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hallenge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Challenge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pportunity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6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6">
            <text:p>Opportunity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Opportunity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9">
            <text:p>Opportunity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Opportunity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Opportunity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Opportunity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Opportunity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Opportunity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Opportunity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ublic) <text:s/>/ Collaboration / Rel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9">
            <text:p>Opportunity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Opportunity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Opportunity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Opportunity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5">
            <text:p>Opportunity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0:12:55.108453153</meta:creation-date>
    <meta:editing-duration>PT6H57M31S</meta:editing-duration>
    <meta:editing-cycles>61</meta:editing-cycles>
    <meta:generator>LibreOffice/7.3.5.2$Linux_X86_64 LibreOffice_project/30$Build-2</meta:generator>
    <dc:date>2022-09-14T19:01:39.556182971</dc:date>
    <meta:document-statistic meta:table-count="6" meta:cell-count="1980" meta:object-count="0"/>
  </office:meta>
</office:document-meta>
</file>